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number-columns-repeated="1008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5"/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36,2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36" calcext:value-type="float">
            <text:p>5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 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2,8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.34" calcext:value-type="float">
            <text:p>59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5,8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.02" calcext:value-type="float">
            <text:p>95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4,15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4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31,934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.24" calcext:value-type="float">
            <text:p>70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1,3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aiti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96" calcext:value-type="float">
            <text:p>3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968" calcext:value-type="float">
            <text:p>96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19,327</text:p>
          </table:table-cell>
          <table:table-cell office:value-type="string" calcext:value-type="string">
            <text:p>1,1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8.44" calcext:value-type="float">
            <text:p>18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8,93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.27" calcext:value-type="float">
            <text:p>39.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41,653</text:p>
          </table:table-cell>
          <table:table-cell office:value-type="string" calcext:value-type="string">
            <text:p>3,1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.3" calcext:value-type="float">
            <text:p>32.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13,464</text:p>
          </table:table-cell>
          <table:table-cell office:value-type="string" calcext:value-type="string">
            <text:p>102,6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.12" calcext:value-type="float">
            <text:p>103.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9,56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44" calcext:value-type="float">
            <text:p>34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117,720</text:p>
          </table:table-cell>
          <table:table-cell office:value-type="string" calcext:value-type="string">
            <text:p>102,99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9.22" calcext:value-type="float">
            <text:p>79.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8,6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tigua and Barbud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ub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hama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rbado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yman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uracaog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ena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yan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Jama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serrat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Kitts and Nevis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Luci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Vincent and the Grenadine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nt Maarten (Dutch part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riname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inidad and Tobago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urks and Caicos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K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194,872</text:p>
          </table:table-cell>
          <table:table-cell office:value-type="string" calcext:value-type="string">
            <text:p>107,57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0.3" calcext:value-type="float">
            <text:p>30.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8,01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Epidemiological Week for which information is available.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8:54</meta:creation-date>
    <dc:date>2018-09-01T10:08:54</dc:date>
    <meta:generator>LibreOffice/5.1.6.2$Linux_X86_64 LibreOffice_project/10m0$Build-2</meta:generator>
    <meta:document-statistic meta:table-count="1" meta:cell-count="48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